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141cm" svg:stroke-color="#000000" draw:stroke-linejoin="miter" draw:fill="solid" draw:fill-color="#e6e6ff" fo:padding-top="0.195cm" fo:padding-bottom="0.195cm" fo:padding-left="0.32cm" fo:padding-right="0.32cm"/>
    </style:style>
    <style:style style:name="gr2" style:family="graphic" style:parent-style-name="standard">
      <style:graphic-properties draw:stroke="solid" svg:stroke-width="0.141cm" svg:stroke-color="#000000" draw:stroke-linejoin="miter" draw:fill="none" fo:padding-top="0.195cm" fo:padding-bottom="0.195cm" fo:padding-left="0.32cm" fo:padding-right="0.32cm"/>
    </style:style>
    <style:style style:name="gr3" style:family="graphic" style:parent-style-name="standard">
      <style:graphic-properties draw:stroke="none" svg:stroke-width="0.035cm" draw:stroke-linejoin="miter" draw:fill="none"/>
    </style:style>
    <style:style style:name="gr4" style:family="graphic" style:parent-style-name="standard">
      <style:graphic-properties draw:stroke="dash" draw:stroke-dash="dash10" svg:stroke-width="0.141cm" svg:stroke-color="#000000" draw:stroke-linejoin="miter" draw:fill="none" fo:padding-top="0.195cm" fo:padding-bottom="0.195cm" fo:padding-left="0.32cm" fo:padding-right="0.32cm"/>
    </style:style>
    <style:style style:name="gr5" style:family="graphic" style:parent-style-name="standard">
      <style:graphic-properties draw:stroke="solid" svg:stroke-width="0.141cm" svg:stroke-color="#e90d00" draw:stroke-linejoin="miter" draw:fill="none" fo:padding-top="0.195cm" fo:padding-bottom="0.195cm" fo:padding-left="0.32cm" fo:padding-right="0.32cm"/>
    </style:style>
    <style:style style:name="gr6" style:family="graphic" style:parent-style-name="standard">
      <style:graphic-properties draw:stroke="dash" draw:stroke-dash="dash16" svg:stroke-width="0.141cm" svg:stroke-color="#000000" draw:stroke-linejoin="miter" draw:fill="none" fo:padding-top="0.195cm" fo:padding-bottom="0.195cm" fo:padding-left="0.32cm" fo:padding-right="0.32cm"/>
    </style:style>
    <style:style style:name="gr7" style:family="graphic" style:parent-style-name="standard">
      <style:graphic-properties draw:stroke="none" svg:stroke-width="0.035cm" draw:stroke-linejoin="miter" draw:fill="solid" draw:fill-color="#3000d4"/>
    </style:style>
    <style:style style:name="gr8" style:family="graphic" style:parent-style-name="standard">
      <style:graphic-properties draw:stroke="none" svg:stroke-width="0.035cm" draw:stroke-linejoin="miter" draw:fill="solid" draw:fill-color="#5b3fff"/>
    </style:style>
    <style:style style:name="gr9" style:family="graphic" style:parent-style-name="standard">
      <style:graphic-properties draw:stroke="none" svg:stroke-width="0.035cm" draw:stroke-linejoin="miter" draw:fill="solid" draw:fill-color="#000000"/>
    </style:style>
    <style:style style:name="gr10" style:family="graphic" style:parent-style-name="standard">
      <style:graphic-properties draw:stroke="solid" svg:stroke-width="0.141cm" svg:stroke-color="#3000d4" draw:stroke-linejoin="miter" draw:fill="none" fo:padding-top="0.195cm" fo:padding-bottom="0.195cm" fo:padding-left="0.32cm" fo:padding-right="0.32cm"/>
    </style:style>
    <style:style style:name="gr11" style:family="graphic" style:parent-style-name="standard">
      <style:graphic-properties draw:stroke="none" draw:fill="none" draw:textarea-horizontal-align="left" draw:auto-grow-width="true" fo:min-height="0cm" fo:min-width="0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auto-grow-width="true" fo:min-height="0cm" fo:min-width="0cm" fo:padding-top="0cm" fo:padding-bottom="0cm" fo:padding-left="0cm" fo:padding-right="0cm"/>
    </style:style>
    <style:style style:name="gr13" style:family="graphic" style:parent-style-name="standard">
      <style:graphic-properties draw:stroke="solid" svg:stroke-width="0.141cm" svg:stroke-color="#000000" draw:stroke-linejoin="miter" draw:fill="solid" draw:fill-color="#000000" fo:padding-top="0.195cm" fo:padding-bottom="0.195cm" fo:padding-left="0.32cm" fo:padding-right="0.32cm"/>
    </style:style>
    <style:style style:name="gr14" style:family="graphic" style:parent-style-name="standard">
      <style:graphic-properties draw:stroke="solid" svg:stroke-width="0.141cm" svg:stroke-color="#3000d4" draw:stroke-linejoin="miter" draw:fill="solid" draw:fill-color="#5b3fff" fo:padding-top="0.195cm" fo:padding-bottom="0.195cm" fo:padding-left="0.32cm" fo:padding-right="0.32cm"/>
    </style:style>
    <style:style style:name="gr15" style:family="graphic" style:parent-style-name="standard">
      <style:graphic-properties draw:stroke="none" draw:fill="none" draw:textarea-horizontal-align="left" draw:auto-grow-width="true" fo:min-height="2.3cm" fo:min-width="3.332cm" fo:padding-top="0cm" fo:padding-bottom="0cm" fo:padding-left="0cm" fo:padding-right="0cm"/>
    </style:style>
    <style:style style:name="P1" style:family="paragraph">
      <style:paragraph-properties fo:text-align="start"/>
    </style:style>
    <style:style style:name="T1" style:family="text">
      <style:text-properties fo:color="#000000" fo:font-family="MyriadPro-Bold" fo:font-size="25pt" fo:font-style="normal" fo:font-weight="normal"/>
    </style:style>
    <style:style style:name="T2" style:family="text">
      <style:text-properties fo:color="#e90d00" fo:font-family="MyriadPro-Bold" fo:font-size="25pt" fo:font-style="normal" fo:font-weight="normal"/>
    </style:style>
    <style:style style:name="T3" style:family="text">
      <style:text-properties fo:color="#3000d4" fo:font-family="MyriadPro-Bold" fo:font-size="25pt" fo:font-style="normal" fo:font-weight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layer="layout" svg:width="19.649cm" svg:height="19.649cm" svg:x="0cm" svg:y="0cm" svg:viewBox="0 0 19650 19650" draw:points="9825,19650 0,19650 0,0 19650,0 19650,19650">
          <text:p/>
        </draw:polygon>
        <draw:polyline draw:style-name="gr2" draw:layer="layout" svg:width="0.584cm" svg:height="0cm" svg:x="9.231cm" svg:y="7.144cm" svg:viewBox="0 0 585 0" draw:points="0,0 292,0 585,0">
          <text:p/>
        </draw:polyline>
        <draw:line draw:style-name="gr2" draw:layer="layout" svg:x1="0cm" svg:y1="9.825cm" svg:x2="19.65cm" svg:y2="9.825cm">
          <text:p/>
        </draw:line>
        <draw:line draw:style-name="gr2" draw:layer="layout" svg:x1="9.825cm" svg:y1="0.029cm" svg:x2="9.825cm" svg:y2="19.649cm">
          <text:p/>
        </draw:line>
        <draw:line draw:style-name="gr2" draw:layer="layout" svg:x1="19.544cm" svg:y1="9.825cm" svg:x2="19.032cm" svg:y2="9.313cm">
          <text:p/>
        </draw:line>
        <draw:line draw:style-name="gr2" draw:layer="layout" svg:x1="19.544cm" svg:y1="9.807cm" svg:x2="19.032cm" svg:y2="10.319cm">
          <text:p/>
        </draw:line>
        <draw:line draw:style-name="gr2" draw:layer="layout" svg:x1="9.834cm" svg:y1="0.071cm" svg:x2="9.322cm" svg:y2="0.583cm">
          <text:p/>
        </draw:line>
        <draw:line draw:style-name="gr2" draw:layer="layout" svg:x1="9.816cm" svg:y1="0.071cm" svg:x2="10.328cm" svg:y2="0.583cm">
          <text:p/>
        </draw:line>
        <draw:polygon draw:style-name="gr3" draw:layer="layout" svg:width="2.974cm" svg:height="1.693cm" svg:x="16.604cm" svg:y="10.503cm" svg:viewBox="0 0 2975 1694" draw:points="1488,1694 0,1694 0,0 2975,0 2975,1694">
          <text:p/>
        </draw:polygon>
        <draw:polygon draw:style-name="gr3" draw:layer="layout" svg:width="2.61cm" svg:height="0.721cm" svg:x="10.583cm" svg:y="0.437cm" svg:viewBox="0 0 2611 722" draw:points="1305,722 0,722 0,0 2611,0 2611,722">
          <text:p/>
        </draw:polygon>
        <draw:line draw:style-name="gr2" draw:layer="layout" svg:x1="2.392cm" svg:y1="2.401cm" svg:x2="2.604cm" svg:y2="2.401cm">
          <text:p/>
        </draw:line>
        <draw:polyline draw:style-name="gr4" draw:layer="layout" svg:width="13.805cm" svg:height="0cm" svg:x="3.016cm" svg:y="2.401cm" svg:viewBox="0 0 13806 0" draw:points="0,0 6800,0 13806,0">
          <text:p/>
        </draw:polyline>
        <draw:line draw:style-name="gr2" draw:layer="layout" svg:x1="17.028cm" svg:y1="2.401cm" svg:x2="17.24cm" svg:y2="2.401cm">
          <text:p/>
        </draw:line>
        <draw:line draw:style-name="gr2" draw:layer="layout" svg:x1="2.392cm" svg:y1="17.249cm" svg:x2="2.604cm" svg:y2="17.249cm">
          <text:p/>
        </draw:line>
        <draw:polyline draw:style-name="gr4" draw:layer="layout" svg:width="13.805cm" svg:height="0cm" svg:x="3.016cm" svg:y="17.249cm" svg:viewBox="0 0 13806 0" draw:points="0,0 6800,0 13806,0">
          <text:p/>
        </draw:polyline>
        <draw:line draw:style-name="gr2" draw:layer="layout" svg:x1="17.028cm" svg:y1="17.249cm" svg:x2="17.24cm" svg:y2="17.249cm">
          <text:p/>
        </draw:line>
        <draw:polygon draw:style-name="gr3" draw:layer="layout" svg:width="5.82cm" svg:height="0.832cm" svg:x="4.238cm" svg:y="1.412cm" svg:viewBox="0 0 5821 833" draw:points="2910,833 0,833 0,0 5821,0 5821,833">
          <text:p/>
        </draw:polygon>
        <draw:polygon draw:style-name="gr3" draw:layer="layout" svg:width="5.967cm" svg:height="1.013cm" svg:x="3.916cm" svg:y="17.475cm" svg:viewBox="0 0 5968 1014" draw:points="2984,1014 0,1014 0,0 5968,0 5968,1014">
          <text:p/>
        </draw:polygon>
        <draw:line draw:style-name="gr5" draw:layer="layout" svg:x1="17.24cm" svg:y1="2.401cm" svg:x2="9.816cm" svg:y2="7.144cm">
          <text:p/>
        </draw:line>
        <draw:polyline draw:style-name="gr6" draw:layer="layout" svg:width="13.805cm" svg:height="0cm" svg:x="3.016cm" svg:y="14.568cm" svg:viewBox="0 0 13806 0" draw:points="0,0 6800,0 13806,0">
          <text:p/>
        </draw:polyline>
        <draw:line draw:style-name="gr5" draw:layer="layout" svg:x1="9.816cm" svg:y1="7.144cm" svg:x2="2.392cm" svg:y2="17.249cm">
          <text:p/>
        </draw:line>
        <draw:line draw:style-name="gr2" draw:layer="layout" svg:x1="2.392cm" svg:y1="14.568cm" svg:x2="2.604cm" svg:y2="14.568cm">
          <text:p/>
        </draw:line>
        <draw:line draw:style-name="gr2" draw:layer="layout" svg:x1="17.028cm" svg:y1="14.568cm" svg:x2="17.24cm" svg:y2="14.568cm">
          <text:p/>
        </draw:line>
        <draw:polygon draw:style-name="gr3" draw:layer="layout" svg:width="2.354cm" svg:height="0.745cm" svg:x="7.655cm" svg:y="14.769cm" svg:viewBox="0 0 2355 746" draw:points="1177,746 0,746 0,0 2355,0 2355,746">
          <text:p/>
        </draw:polygon>
        <draw:polygon draw:style-name="gr3" draw:layer="layout" svg:width="2.177cm" svg:height="0.87cm" svg:x="7.973cm" svg:y="6.121cm" svg:viewBox="0 0 2178 871" draw:points="1089,871 0,871 0,0 2178,0 2178,871">
          <text:p/>
        </draw:polygon>
        <draw:path draw:style-name="gr7" draw:layer="layout" svg:width="0.315cm" svg:height="0.315cm" svg:x="10.225cm" svg:y="21.156cm" svg:viewBox="0 0 316 316" svg:d="m158 141c9 0 17 8 17 17s-8 17-17 17-17-8-17-17 8-17 17-17m0-141c-87 0-158 71-158 158s71 158 158 158 158-71 158-158-71-158-158-158">
          <text:p/>
        </draw:path>
        <draw:path draw:style-name="gr8" draw:layer="layout" svg:width="0.174cm" svg:height="0.174cm" svg:x="2.3cm" svg:y="14.5cm" svg:viewBox="0 0 175 175" svg:d="m175 87c0 17-4 30-12 44s-18 24-32 32-27 12-44 12c-16 0-29-4-43-12s-24-18-32-32-12-27-12-44c0-16 4-29 12-43s18-24 32-32 27-12 43-12c17 0 30 4 44 12s24 18 32 32 12 27 12 43z">
          <text:p/>
        </draw:path>
        <draw:path draw:style-name="gr8" draw:layer="layout" svg:width="0.315cm" svg:height="0.315cm" svg:x="10.207cm" svg:y="23.838cm" svg:viewBox="0 0 316 316" svg:d="m158 141c9 0 17 8 17 17s-8 17-17 17-17-8-17-17 8-17 17-17m0-141c-87 0-158 71-158 158s71 158 158 158 158-71 158-158-71-158-158-158">
          <text:p/>
        </draw:path>
        <draw:path draw:style-name="gr9" draw:layer="layout" svg:width="0.174cm" svg:height="0.174cm" svg:x="2.325cm" svg:y="17.125cm" svg:viewBox="0 0 175 175" svg:d="m175 87c0 17-4 30-12 44s-18 24-32 32-27 12-44 12c-16 0-29-4-43-12s-24-18-32-32-12-27-12-44c0-16 4-29 12-43s18-24 32-32 27-12 43-12c17 0 30 4 44 12s24 18 32 32 12 27 12 43z">
          <text:p/>
        </draw:path>
        <draw:polygon draw:style-name="gr3" draw:layer="layout" svg:width="5.292cm" svg:height="0.916cm" svg:x="0.623cm" svg:y="4.039cm" svg:viewBox="0 0 5293 917" draw:points="2646,917 0,917 0,0 5293,0 5293,917">
          <text:p/>
        </draw:polygon>
        <draw:polygon draw:style-name="gr3" draw:layer="layout" svg:width="6.138cm" svg:height="0.916cm" svg:x="0.623cm" svg:y="5.039cm" svg:viewBox="0 0 6139 917" draw:points="3070,917 0,917 0,0 6139,0 6139,917">
          <text:p/>
        </draw:polygon>
        <draw:polygon draw:style-name="gr3" draw:layer="layout" svg:width="6.138cm" svg:height="0.916cm" svg:x="0.623cm" svg:y="5.956cm" svg:viewBox="0 0 6139 917" draw:points="3070,917 0,917 0,0 6139,0 6139,917">
          <text:p/>
        </draw:polygon>
        <draw:line draw:style-name="gr10" draw:layer="layout" svg:x1="14.576cm" svg:y1="2.401cm" svg:x2="17.239cm" svg:y2="2.401cm">
          <text:p/>
        </draw:line>
        <draw:frame draw:style-name="gr11" draw:layer="layout" svg:width="0.002cm" svg:height="0.954cm" svg:x="16.604cm" svg:y="10.847cm">
          <draw:text-box>
            <text:p/>
          </draw:text-box>
        </draw:frame>
        <draw:frame draw:style-name="gr12" draw:layer="layout" svg:width="2.182cm" svg:height="1.076cm" svg:x="10.583cm" svg:y="0.475cm">
          <draw:text-box>
            <text:p text:style-name="P1"><text:span text:style-name="T1">Servo</text:span></text:p>
          </draw:text-box>
        </draw:frame>
        <draw:frame draw:style-name="gr12" draw:layer="layout" svg:width="5.256cm" svg:height="1.076cm" svg:x="4.244cm" svg:y="1.1cm">
          <draw:text-box>
            <text:p text:style-name="P1"><text:span text:style-name="T1">Limite (100%)</text:span></text:p>
          </draw:text-box>
        </draw:frame>
        <draw:frame draw:style-name="gr12" draw:layer="layout" svg:width="5.535cm" svg:height="1.076cm" svg:x="3.916cm" svg:y="17.513cm">
          <draw:text-box>
            <text:p text:style-name="P1"><text:span text:style-name="T1">Limite (-100%)</text:span></text:p>
          </draw:text-box>
        </draw:frame>
        <draw:frame draw:style-name="gr12" draw:layer="layout" svg:width="1.962cm" svg:height="1.076cm" svg:x="7.655cm" svg:y="14.807cm">
          <draw:text-box>
            <text:p text:style-name="P1"><text:span text:style-name="T1">-80%</text:span></text:p>
          </draw:text-box>
        </draw:frame>
        <draw:frame draw:style-name="gr12" draw:layer="layout" svg:width="1.683cm" svg:height="1.076cm" svg:x="7.973cm" svg:y="6.159cm">
          <draw:text-box>
            <text:p text:style-name="P1"><text:span text:style-name="T1">20%</text:span></text:p>
          </draw:text-box>
        </draw:frame>
        <draw:frame draw:style-name="gr12" draw:layer="layout" svg:width="4.371cm" svg:height="1.076cm" svg:x="0.623cm" svg:y="4.078cm">
          <draw:text-box>
            <text:p text:style-name="P1"><text:span text:style-name="T1">0% subtrim</text:span></text:p>
          </draw:text-box>
        </draw:frame>
        <draw:frame draw:style-name="gr12" draw:layer="layout" svg:width="5.73cm" svg:height="1.076cm" svg:x="0.623cm" svg:y="5.077cm">
          <draw:text-box>
            <text:p text:style-name="P1"><text:span text:style-name="T2">20% subtrim ^ </text:span></text:p>
          </draw:text-box>
        </draw:frame>
        <draw:frame draw:style-name="gr12" draw:layer="layout" svg:width="5.73cm" svg:height="1.076cm" svg:x="0.623cm" svg:y="5.994cm">
          <draw:text-box>
            <text:p text:style-name="P1"><text:span text:style-name="T3">20% subtrim = </text:span></text:p>
          </draw:text-box>
        </draw:frame>
        <draw:path draw:style-name="gr9" draw:layer="layout" svg:width="0.174cm" svg:height="0.174cm" svg:x="17.125cm" svg:y="2.325cm" svg:viewBox="0 0 175 175" svg:d="m175 87c0 17-4 30-12 44s-18 24-32 32-27 12-44 12c-16 0-29-4-43-12s-24-18-32-32-12-27-12-44c0-16 4-29 12-43s18-24 32-32 27-12 43-12c17 0 30 4 44 12s24 18 32 32 12 27 12 43z">
          <text:p/>
        </draw:path>
        <draw:line draw:style-name="gr13" draw:layer="layout" svg:x1="2.392cm" svg:y1="17.249cm" svg:x2="17.24cm" svg:y2="2.401cm">
          <text:p/>
        </draw:line>
        <draw:line draw:style-name="gr14" draw:layer="layout" svg:x1="2.41cm" svg:y1="14.567cm" svg:x2="14.576cm" svg:y2="2.401cm">
          <text:p/>
        </draw:line>
        <draw:path draw:style-name="gr8" draw:layer="layout" svg:width="0.174cm" svg:height="0.174cm" svg:x="14.5cm" svg:y="2.3cm" svg:viewBox="0 0 175 175" svg:d="m175 87c0 17-4 30-12 44s-18 24-32 32-27 12-44 12c-16 0-29-4-43-12s-24-18-32-32-12-27-12-44c0-16 4-29 12-43s18-24 32-32 27-12 43-12c17 0 30 4 44 12s24 18 32 32 12 27 12 43z">
          <text:p/>
        </draw:path>
        <draw:frame draw:style-name="gr15" draw:text-style-name="P1" draw:layer="layout" svg:width="3.332cm" svg:height="2.3cm" svg:x="16.3cm" svg:y="10.4cm">
          <draw:text-box>
            <text:p text:style-name="P1"><text:span text:style-name="T1">Sortie </text:span></text:p>
            <text:p text:style-name="P1"><text:span text:style-name="T1">mixeu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10" draw:style="rect" draw:dots1="1" draw:dots1-length="0.412cm" draw:distance="0.412cm"/>
    <draw:stroke-dash draw:name="dash16" draw:style="rect" draw:dots1="1" draw:dots1-length="0.412cm" draw:distance="0.41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CH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9.65cm" fo:page-height="19.6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2-11-15T10:02:16.55</dc:date>
    <meta:generator>LibreOffice/3.6$Windows_x86 LibreOffice_project/58f22d5-270d05a-e2abed1-ea17a85-9b5702</meta:generator>
    <meta:editing-duration>P0D</meta:editing-duration>
    <meta:editing-cycles>3</meta:editing-cycles>
    <meta:document-statistic meta:object-count="47"/>
  </office:meta>
</office:document-meta>
</file>